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3ebc" officeooo:paragraph-rsid="001b3ebc"/>
    </style:style>
    <style:style style:name="P2" style:family="paragraph" style:parent-style-name="Standard">
      <style:text-properties officeooo:rsid="001dc1cc" officeooo:paragraph-rsid="001dc1cc"/>
    </style:style>
    <style:style style:name="P3" style:family="paragraph" style:parent-style-name="Standard">
      <style:text-properties officeooo:rsid="001e5fdb" officeooo:paragraph-rsid="001e5fdb"/>
    </style:style>
    <style:style style:name="P4" style:family="paragraph" style:parent-style-name="Standard">
      <style:paragraph-properties fo:break-before="page"/>
      <style:text-properties officeooo:rsid="001e5fdb" officeooo:paragraph-rsid="001e5fdb"/>
    </style:style>
    <style:style style:name="P5" style:family="paragraph" style:parent-style-name="Standard">
      <style:text-properties officeooo:rsid="002638bb" officeooo:paragraph-rsid="002638bb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officeooo:rsid="001e5fdb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Puntas_20_de_20_flech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Puntas_20_de_20_flech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2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1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dash" draw:stroke-dash="Long_20_Dot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1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ndiente <text:span text:style-name="T1">Positiva</text:span></text:p>
      <text:p text:style-name="P2"/>
      <text:p text:style-name="P2"/>
      <text:p text:style-name="P2"><draw:g text:anchor-type="paragraph" draw:z-index="2" draw:name="Objeto de grupo 2" draw:style-name="gr1"><draw:line draw:style-name="gr2" draw:text-style-name="P6" svg:x1="0.753cm" svg:y1="4.5cm" svg:x2="9.003cm" svg:y2="4.5cm"><text:p/></draw:line><draw:line draw:style-name="gr3" draw:text-style-name="P6" svg:x1="1.254cm" svg:y1="5cm" svg:x2="1.254cm" svg:y2="0.75cm"><text:p/></draw:line><draw:frame draw:style-name="gr4" draw:text-style-name="P8" svg:width="3.25cm" svg:height="1.001cm" svg:x="8.753cm" svg:y="4.001cm"><draw:text-box><text:p text:style-name="P10"><text:span text:style-name="T2">cu</text:span><text:span text:style-name="T2">ent</text:span><text:span text:style-name="T2">as</text:span></text:p></draw:text-box></draw:frame><draw:frame draw:style-name="gr4" draw:text-style-name="P8" svg:width="3.25cm" svg:height="1.001cm" svg:x="0.252cm" svg:y="0cm"><draw:text-box><text:p text:style-name="P10"><text:span text:style-name="T2">val</text:span><text:span text:style-name="T2">ore</text:span><text:span text:style-name="T2">s</text:span></text:p></draw:text-box></draw:frame><draw:line draw:style-name="gr6" draw:text-style-name="P6" svg:x1="1.752cm" svg:y1="3.8cm" svg:x2="1.752cm" svg:y2="4.5cm"><text:p/></draw:line><draw:line draw:style-name="gr6" draw:text-style-name="P6" svg:x1="7.004cm" svg:y1="1.39cm" svg:x2="1.254cm" svg:y2="1.39cm"><text:p/></draw:line><draw:frame draw:style-name="gr10" draw:text-style-name="P9" svg:width="1.25cm" svg:height="0.578cm" svg:x="6.003cm" svg:y="4.5cm"><draw:text-box><text:p text:style-name="P10"><text:span text:style-name="T3">c[i+1]</text:span></text:p></draw:text-box></draw:frame><draw:frame draw:style-name="gr8" draw:text-style-name="P9" svg:width="1.25cm" svg:height="0.578cm" svg:x="1.403cm" svg:y="4.501cm"><draw:text-box><text:p text:style-name="P10"><text:span text:style-name="T3">c[i]</text:span></text:p></draw:text-box></draw:frame><draw:line draw:style-name="gr6" draw:text-style-name="P6" svg:x1="6.454cm" svg:y1="1.4cm" svg:x2="6.454cm" svg:y2="4.5cm"><text:p/></draw:line><draw:line draw:style-name="gr9" draw:text-style-name="P6" svg:x1="1.752cm" svg:y1="3.75cm" svg:x2="1.002cm" svg:y2="3.75cm"><text:p/></draw:line><draw:frame draw:style-name="gr8" draw:text-style-name="P9" svg:width="1.251cm" svg:height="0.578cm" svg:x="0.002cm" svg:y="1.182cm"><draw:text-box><text:p text:style-name="P10"><text:span text:style-name="T3">v[i+1]</text:span></text:p></draw:text-box></draw:frame><draw:frame draw:style-name="gr10" draw:text-style-name="P9" svg:width="1.25cm" svg:height="0.578cm" svg:x="0.252cm" svg:y="3.431cm"><draw:text-box><text:p text:style-name="P10"><text:span text:style-name="T3">v[i]</text:span></text:p></draw:text-box></draw:frame><draw:line draw:style-name="gr5" draw:text-style-name="P6" svg:x1="1.752cm" svg:y1="3.75cm" svg:x2="6.752cm" svg:y2="1.25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to1" text:anchor-type="as-char" svg:y="-7.929cm" svg:width="8.557cm" svg:height="15.707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3"><text:soft-page-break/>Pendiente Negativa</text:p>
      <text:p text:style-name="P3"/>
      <text:p text:style-name="P3"><draw:g text:anchor-type="paragraph" draw:z-index="3" draw:name="Objeto de grupo 1" draw:style-name="gr1"><draw:line draw:style-name="gr2" draw:text-style-name="P6" svg:x1="0.75cm" svg:y1="4.503cm" svg:x2="9cm" svg:y2="4.503cm"><text:p/></draw:line><draw:line draw:style-name="gr3" draw:text-style-name="P6" svg:x1="1.25cm" svg:y1="5.003cm" svg:x2="1.25cm" svg:y2="0.753cm"><text:p/></draw:line><draw:frame draw:style-name="gr4" draw:text-style-name="P8" svg:width="3.25cm" svg:height="1.001cm" svg:x="0.25cm" svg:y="0.002cm"><draw:text-box><text:p text:style-name="P7"><text:span text:style-name="T2">val</text:span><text:span text:style-name="T2">ore</text:span><text:span text:style-name="T2">s</text:span></text:p></draw:text-box></draw:frame><draw:line draw:style-name="gr5" draw:text-style-name="P6" svg:x1="1.75cm" svg:y1="1.404cm" svg:x2="7.25cm" svg:y2="3.904cm"><text:p/></draw:line><draw:line draw:style-name="gr6" draw:text-style-name="P6" svg:x1="7cm" svg:y1="3.802cm" svg:x2="7cm" svg:y2="4.502cm"><text:p/></draw:line><draw:line draw:style-name="gr6" draw:text-style-name="P6" svg:x1="7cm" svg:y1="3.794cm" svg:x2="1.25cm" svg:y2="3.794cm"><text:p/></draw:line><draw:frame draw:style-name="gr7" draw:text-style-name="P9" svg:width="1.251cm" svg:height="0.578cm" svg:x="6.5cm" svg:y="4.502cm"><draw:text-box><text:p text:style-name="P7"><text:span text:style-name="T3">c[i+1]</text:span></text:p></draw:text-box></draw:frame><draw:frame draw:style-name="gr8" draw:text-style-name="P9" svg:width="1.251cm" svg:height="0.578cm" svg:x="1.401cm" svg:y="4.503cm"><draw:text-box><text:p text:style-name="P7"><text:span text:style-name="T3">c[i]</text:span></text:p></draw:text-box></draw:frame><draw:line draw:style-name="gr6" draw:text-style-name="P6" svg:x1="1.75cm" svg:y1="1.404cm" svg:x2="1.75cm" svg:y2="4.504cm"><text:p/></draw:line><draw:line draw:style-name="gr9" draw:text-style-name="P6" svg:x1="1.75cm" svg:y1="1.404cm" svg:x2="1cm" svg:y2="1.404cm"><text:p/></draw:line><draw:frame draw:style-name="gr10" draw:text-style-name="P9" svg:width="1.25cm" svg:height="0.578cm" svg:x="0.25cm" svg:y="1.184cm"><draw:text-box><text:p text:style-name="P7"><text:span text:style-name="T3">v[i]</text:span></text:p></draw:text-box></draw:frame><draw:frame draw:style-name="gr7" draw:text-style-name="P9" svg:width="1.251cm" svg:height="0.578cm" svg:x="0cm" svg:y="3.433cm"><draw:text-box><text:p text:style-name="P7"><text:span text:style-name="T3">v[i+1]</text:span></text:p></draw:text-box></draw:frame><draw:frame draw:style-name="gr11" draw:text-style-name="P8" svg:width="3.25cm" svg:height="1.003cm" svg:x="8.996cm" svg:y="4.092cm"><draw:text-box><text:p text:style-name="P7"><text:span text:style-name="T2">cu</text:span><text:span text:style-name="T2">ent</text:span><text:span text:style-name="T2">as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jeto2" text:anchor-type="as-char" svg:y="-7.929cm" svg:width="8.557cm" svg:height="15.70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"/>
      <text:p text:style-name="P3"/>
      <text:p text:style-name="P3"/>
      <text:p text:style-name="P3"><draw:frame draw:style-name="fr1" draw:name="Objeto4" text:anchor-type="as-char" svg:y="-2.817cm" svg:width="8.481cm" svg:height="5.484cm" draw:z-index="5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"/>
      <text:p text:style-name="P3"/>
      <text:p text:style-name="P5">Para el código:</text:p>
      <text:p text:style-name="P3"/>
      <text:p text:style-name="P3"><draw:frame draw:style-name="fr1" draw:name="Objeto3" text:anchor-type="as-char" svg:y="-2.817cm" svg:width="8.673cm" svg:height="5.484cm" draw:z-index="4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stroke-dash draw:name="Dash" draw:style="rect" draw:dots1="1" draw:dots1-length="63%" draw:distance="41%"/>
    <draw:stroke-dash draw:name="Long_20_Dot" draw:display-name="Long Dot" draw:style="rect" draw:dots1="1" draw:dots1-length="32%" draw:distance="9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08:47:33.907114799</meta:creation-date>
    <dc:date>2024-11-15T13:16:08.390785685</dc:date>
    <meta:editing-duration>PT2H29M9S</meta:editing-duration>
    <meta:editing-cycles>14</meta:editing-cycles>
    <meta:generator>LibreOffice/7.4.7.2$Linux_X86_64 LibreOffice_project/40$Build-2</meta:generator>
    <meta:document-statistic meta:table-count="0" meta:image-count="0" meta:object-count="4" meta:page-count="3" meta:paragraph-count="7" meta:word-count="7" meta:character-count="51" meta:non-whitespace-character-count="47"/>
  </office:meta>
</office:document-meta>
</file>

<file path=Object 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i mathvariant="italic">ax</mi>
              <mo stretchy="false">+</mo>
              <mi>b</mi>
            </mrow>
          </mrow>
        </mtd>
      </mtr>
      <mtr>
        <mtd>
          <mrow>
            <mi>c</mi>
            <mrow>
              <mo fence="true" form="prefix" stretchy="false">[</mo>
              <mrow>
                <mi>i</mi>
              </mrow>
              <mo fence="true" form="postfix" stretchy="false">]</mo>
            </mrow>
            <mi>→</mi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</mrow>
        </mtd>
      </mtr>
      <mtr>
        <mtd>
          <mrow>
            <mi>c</mi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  <mi>→</mi>
            <mi>v</mi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space width="2em"/>
            <mi>v</mi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=</mo>
              <mi>a</mi>
            </mrow>
            <mi>c</mi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+</mo>
              <mi>b</mi>
            </mrow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space width="2em"/>
            <mi>v</mi>
            <mrow>
              <mrow>
                <mo fence="true" form="prefix" stretchy="false">[</mo>
                <mrow>
                  <mrow>
                    <mi>i</mi>
                    <mo stretchy="false">+</mo>
                    <mn>1</mn>
                  </mrow>
                </mrow>
                <mo fence="true" form="postfix" stretchy="false">]</mo>
              </mrow>
              <mo stretchy="false">=</mo>
              <mi>a</mi>
            </mrow>
            <mi>c</mi>
            <mrow>
              <mrow>
                <mo fence="true" form="prefix" stretchy="false">[</mo>
                <mrow>
                  <mrow>
                    <mi>i</mi>
                    <mo stretchy="false">+</mo>
                    <mn>1</mn>
                  </mrow>
                </mrow>
                <mo fence="true" form="postfix" stretchy="false">]</mo>
              </mrow>
              <mo stretchy="false">+</mo>
              <mi>b</mi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space width="2em"/>
            <mi>–</mi>
            <mspace width="2em"/>
            <mrow>
              <mo fence="true" form="prefix" stretchy="false">(</mo>
              <mrow>
                <mn>2</mn>
              </mrow>
              <mo fence="true" form="postfix" stretchy="false">)</mo>
            </mrow>
          </mrow>
        </mtd>
      </mtr>
      <mtr>
        <mtd>
          <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i>–</mi>
            <mi>v</mi>
            <mrow>
              <mrow>
                <mo fence="true" form="prefix" stretchy="false">[</mo>
                <mrow>
                  <mrow>
                    <mi>i</mi>
                    <mo stretchy="false">+</mo>
                    <mn>1</mn>
                  </mrow>
                </mrow>
                <mo fence="true" form="postfix" stretchy="false">]</mo>
              </mrow>
              <mo stretchy="false">=</mo>
              <mi>a</mi>
            </mrow>
            <mi>c</mi>
            <mrow>
              <mo fence="true" form="prefix" stretchy="false">[</mo>
              <mrow>
                <mi>i</mi>
              </mrow>
              <mo fence="true" form="postfix" stretchy="false">]</mo>
            </mrow>
            <mi>–</mi>
            <mi>a</mi>
            <mi>c</mi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</mrow>
        </mtd>
      </mtr>
      <mtr>
        <mtd>
          <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i>–</mi>
            <mi>v</mi>
            <mrow>
              <mrow>
                <mo fence="true" form="prefix" stretchy="false">[</mo>
                <mrow>
                  <mrow>
                    <mi>i</mi>
                    <mo stretchy="false">+</mo>
                    <mn>1</mn>
                  </mrow>
                </mrow>
                <mo fence="true" form="postfix" stretchy="false">]</mo>
              </mrow>
              <mo stretchy="false">=</mo>
              <mi>a</mi>
            </mrow>
            <mrow>
              <mo fence="true" form="prefix" stretchy="false">(</mo>
              <mrow>
                <mrow>
                  <mi>c</mi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i>–</mi>
                  <mi>c</mi>
                  <mrow>
                    <mo fence="true" form="prefix" stretchy="false">[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]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3</mn>
              </mrow>
              <mo fence="true" form="postfix" stretchy="false">)</mo>
            </mrow>
            <mspace width="2em"/>
            <mrow>
              <mi>a</mi>
              <mo stretchy="false">=</mo>
              <mspace width="2em"/>
            </mrow>
            <mfrac>
              <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</mrow>
        </mtd>
      </mtr>
      <mtr>
        <mtd>
          <mrow>
            <mrow>
              <mo fence="true" form="prefix" stretchy="false">(</mo>
              <mrow>
                <mn>3</mn>
              </mrow>
              <mo fence="true" form="postfix" stretchy="false">)</mo>
            </mrow>
            <mspace width="2em"/>
            <mi mathvariant="italic">en</mi>
            <mspace width="2em"/>
            <mrow>
              <mo fence="true" form="prefix" stretchy="false">(</mo>
              <mrow>
                <mn>1</mn>
              </mrow>
              <mo fence="true" form="postfix" stretchy="false">)</mo>
            </mrow>
          </mrow>
        </mtd>
      </mtr>
      <mtr>
        <mtd>
          <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space width="2em"/>
              <mo stretchy="false">=</mo>
              <mspace width="2em"/>
            </mrow>
            <mfrac>
              <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  <mi>c</mi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space width="2em"/>
              <mo stretchy="false">+</mo>
              <mspace width="2em"/>
            </mrow>
            <mi>b</mi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space width="2em"/>
              <mo stretchy="false">−</mo>
              <mspace width="2em"/>
            </mrow>
            <mfrac>
              <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  <mi>c</mi>
            <mrow>
              <mo fence="true" form="prefix" stretchy="false">[</mo>
              <mrow>
                <mi>i</mi>
              </mrow>
              <mo fence="true" form="postfix" stretchy="false">]</mo>
            </mrow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space width="2em"/>
              <mo stretchy="false">−</mo>
              <mspace width="2em"/>
            </mrow>
            <mfrac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+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row>
                  <menclose notation="horizontalstrike">
                    <mrow>
                      <mi>c</mi>
                      <mrow>
                        <mo fence="true" form="prefix" stretchy="false">[</mo>
                        <mrow>
                          <mi>i</mi>
                        </mrow>
                        <mo fence="true" form="postfix" stretchy="false">]</mo>
                      </mrow>
                      <mi>v</mi>
                      <mrow>
                        <mo fence="true" form="prefix" stretchy="false">[</mo>
                        <mrow>
                          <mi>i</mi>
                        </mrow>
                        <mo fence="true" form="postfix" stretchy="false">]</mo>
                      </mrow>
                    </mrow>
                  </menclose>
                  <mo stretchy="false">−</mo>
                  <mi>c</mi>
                </mrow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enclose notation="horizontalstrike">
                    <mrow>
                      <mi>c</mi>
                      <mrow>
                        <mo fence="true" form="prefix" stretchy="false">[</mo>
                        <mrow>
                          <mi>i</mi>
                        </mrow>
                        <mo fence="true" form="postfix" stretchy="false">]</mo>
                      </mrow>
                      <mi>v</mi>
                      <mrow>
                        <mo fence="true" form="prefix" stretchy="false">[</mo>
                        <mrow>
                          <mi>i</mi>
                        </mrow>
                        <mo fence="true" form="postfix" stretchy="false">]</mo>
                      </mrow>
                    </mrow>
                  </menclose>
                  <mo stretchy="false">+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</mrow>
        </mtd>
      </mtr>
      <mtr>
        <mtd columnalign="left">
          <mo stretchy="false">→</mo>
        </mtd>
      </mtr>
      <mtr>
        <mtd>
          <mrow>
            <mi>y</mi>
            <mrow>
              <mspace width="2em"/>
              <mo stretchy="false">=</mo>
              <mspace width="2em"/>
            </mrow>
            <mi mathvariant="italic">ax</mi>
            <mrow>
              <mspace width="2em"/>
              <mo stretchy="false">+</mo>
              <mspace width="2em"/>
            </mrow>
            <mi>b</mi>
            <mspace width="2em"/>
            <mo stretchy="false">→</mo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frac>
              <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  <mi>x</mi>
            <mrow>
              <mspace width="2em"/>
              <mo stretchy="false">+</mo>
              <mspace width="2em"/>
            </mrow>
            <mfrac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</mrow>
        </mtd>
      </mtr>
      <mtr>
        <mtd>
          <mrow/>
        </mtd>
      </mtr>
    </mtable>
    <annotation encoding="StarMath 5.0">y = ax + b newLine
c[i] → v[i] newLine
c[i+1] → v[i+1] newline 
newLine

(1)  ~ v[i] = a c[i] + b newLine
(2) ~ v[i+1] = a c[i+1] + b newLine

newLine

(1)~ – ~ (2) newLine
v[i] – v[i+1] = a c[i] – a c[i+1] newLine
v[i] – v[i+1] = a (c[i] – c[i+1]) newLine

(3) ~ a = ~ frac { v[i] – v[i+1] } {c[i] – c[i+1]} newLine 

(3) ~ en ~ (1) newLine


v[i] ~ = ~ frac { v[i] – v[i+1]  } { c[i] – c[i+1] }  c[i] ~ + ~ b newLine
b ~ = ~ v[i] ~ - ~ frac { v[i] – v[i+1]  } { c[i] – c[i+1] }  c[i] newLine
b ~ = ~ v[i] ~ - ~ frac { c[i]v[i] – c[i]v[i+1]  } { c[i] – c[i+1] } newLine
b ~ = ~ frac {c[i]v[i]-c[i+1]v[i]- c[i]v[i] + c[i]v[i+1]  } { c[i] – c[i+1] } newLine
b ~ = ~ frac { overstrike {c[i]v[i]} -c[i+1]v[i]- overstrike {c[i]v[i]}  + c[i]v[i+1]  } { c[i] – c[i+1] } newLine
b ~ = ~ frac { c[i]v[i+1]-c[i+1]v[i]  } { c[i] – c[i+1] } newLine
alignl rightarrow  newLine
y ~ = ~ ax ~ + ~ b ~ rightarrow  newLine
y ~ = ~ frac { v[i] – v[i+1] } {c[i] – c[i+1]} x ~ + ~ frac { c[i]v[i+1]-c[i+1]v[i]  } { c[i] – c[i+1] } newLine
newLine




</annotation>
  </semantics>
</math>
</file>

<file path=Object 2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row>
                <mo stretchy="false">−</mo>
                <mi mathvariant="italic">ax</mi>
              </mrow>
              <mo stretchy="false">+</mo>
              <mi>b</mi>
            </mrow>
          </mrow>
        </mtd>
      </mtr>
      <mtr>
        <mtd>
          <mrow>
            <mi>c</mi>
            <mrow>
              <mo fence="true" form="prefix" stretchy="false">[</mo>
              <mrow>
                <mi>i</mi>
              </mrow>
              <mo fence="true" form="postfix" stretchy="false">]</mo>
            </mrow>
            <mi>→</mi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</mrow>
        </mtd>
      </mtr>
      <mtr>
        <mtd>
          <mrow>
            <mi>c</mi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  <mi>→</mi>
            <mi>v</mi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space width="2em"/>
            <mi>v</mi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=</mo>
              <mrow>
                <mo stretchy="false">−</mo>
                <mi>a</mi>
              </mrow>
            </mrow>
            <mi>c</mi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+</mo>
              <mi>b</mi>
            </mrow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space width="2em"/>
            <mi>v</mi>
            <mrow>
              <mrow>
                <mo fence="true" form="prefix" stretchy="false">[</mo>
                <mrow>
                  <mrow>
                    <mi>i</mi>
                    <mo stretchy="false">+</mo>
                    <mn>1</mn>
                  </mrow>
                </mrow>
                <mo fence="true" form="postfix" stretchy="false">]</mo>
              </mrow>
              <mo stretchy="false">=</mo>
              <mrow>
                <mo stretchy="false">−</mo>
                <mi>a</mi>
              </mrow>
            </mrow>
            <mi>c</mi>
            <mrow>
              <mrow>
                <mo fence="true" form="prefix" stretchy="false">[</mo>
                <mrow>
                  <mrow>
                    <mi>i</mi>
                    <mo stretchy="false">+</mo>
                    <mn>1</mn>
                  </mrow>
                </mrow>
                <mo fence="true" form="postfix" stretchy="false">]</mo>
              </mrow>
              <mo stretchy="false">+</mo>
              <mi>b</mi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space width="2em"/>
            <mi>–</mi>
            <mspace width="2em"/>
            <mrow>
              <mo fence="true" form="prefix" stretchy="false">(</mo>
              <mrow>
                <mn>2</mn>
              </mrow>
              <mo fence="true" form="postfix" stretchy="false">)</mo>
            </mrow>
          </mrow>
        </mtd>
      </mtr>
      <mtr>
        <mtd>
          <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i>–</mi>
            <mi>v</mi>
            <mrow>
              <mrow>
                <mo fence="true" form="prefix" stretchy="false">[</mo>
                <mrow>
                  <mrow>
                    <mi>i</mi>
                    <mo stretchy="false">+</mo>
                    <mn>1</mn>
                  </mrow>
                </mrow>
                <mo fence="true" form="postfix" stretchy="false">]</mo>
              </mrow>
              <mo stretchy="false">=</mo>
              <mrow>
                <mo stretchy="false">−</mo>
                <mi>a</mi>
              </mrow>
            </mrow>
            <mi>c</mi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+</mo>
              <mi>a</mi>
            </mrow>
            <mi>c</mi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</mrow>
        </mtd>
      </mtr>
      <mtr>
        <mtd>
          <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i>–</mi>
            <mi>v</mi>
            <mrow>
              <mrow>
                <mo fence="true" form="prefix" stretchy="false">[</mo>
                <mrow>
                  <mrow>
                    <mi>i</mi>
                    <mo stretchy="false">+</mo>
                    <mn>1</mn>
                  </mrow>
                </mrow>
                <mo fence="true" form="postfix" stretchy="false">]</mo>
              </mrow>
              <mo stretchy="false">=</mo>
              <mi>a</mi>
            </mrow>
            <mrow>
              <mo fence="true" form="prefix" stretchy="false">(</mo>
              <mrow>
                <mrow>
                  <mi>c</mi>
                  <mrow>
                    <mo fence="true" form="prefix" stretchy="false">[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]</mo>
                  </mrow>
                  <mi>–</mi>
                  <mi>c</mi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3</mn>
              </mrow>
              <mo fence="true" form="postfix" stretchy="false">)</mo>
            </mrow>
            <mspace width="2em"/>
            <mrow>
              <mi>a</mi>
              <mo stretchy="false">=</mo>
              <mspace width="2em"/>
            </mrow>
            <mfrac>
              <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</mrow>
        </mtd>
      </mtr>
      <mtr>
        <mtd>
          <mrow>
            <mrow>
              <mo fence="true" form="prefix" stretchy="false">(</mo>
              <mrow>
                <mn>3</mn>
              </mrow>
              <mo fence="true" form="postfix" stretchy="false">)</mo>
            </mrow>
            <mspace width="2em"/>
            <mi mathvariant="italic">en</mi>
            <mspace width="2em"/>
            <mrow>
              <mo fence="true" form="prefix" stretchy="false">(</mo>
              <mrow>
                <mn>1</mn>
              </mrow>
              <mo fence="true" form="postfix" stretchy="false">)</mo>
            </mrow>
          </mrow>
        </mtd>
      </mtr>
      <mtr>
        <mtd>
          <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space width="2em"/>
              <mo stretchy="false">=</mo>
              <mrow>
                <mspace width="2em"/>
                <mo stretchy="false">−</mo>
                <mfrac>
                  <mrow>
                    <mi>v</mi>
                    <mrow>
                      <mo fence="true" form="prefix" stretchy="false">[</mo>
                      <mrow>
                        <mi>i</mi>
                      </mrow>
                      <mo fence="true" form="postfix" stretchy="false">]</mo>
                    </mrow>
                    <mi>–</mi>
                    <mi>v</mi>
                    <mrow>
                      <mo fence="true" form="prefix" stretchy="false">[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form="postfix" stretchy="false">]</mo>
                    </mrow>
                  </mrow>
                  <mrow>
                    <mi>c</mi>
                    <mrow>
                      <mo fence="true" form="prefix" stretchy="false">[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form="postfix" stretchy="false">]</mo>
                    </mrow>
                    <mi>–</mi>
                    <mi>c</mi>
                    <mrow>
                      <mo fence="true" form="prefix" stretchy="false">[</mo>
                      <mrow>
                        <mi>i</mi>
                      </mrow>
                      <mo fence="true" form="postfix" stretchy="false">]</mo>
                    </mrow>
                  </mrow>
                </mfrac>
              </mrow>
            </mrow>
            <mi>c</mi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space width="2em"/>
              <mo stretchy="false">+</mo>
              <mspace width="2em"/>
            </mrow>
            <mi>b</mi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space width="2em"/>
              <mo stretchy="false">−</mo>
              <mspace width="2em"/>
            </mrow>
            <mfrac>
              <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  <mi>c</mi>
            <mrow>
              <mo fence="true" form="prefix" stretchy="false">[</mo>
              <mrow>
                <mi>i</mi>
              </mrow>
              <mo fence="true" form="postfix" stretchy="false">]</mo>
            </mrow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i>v</mi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space width="2em"/>
              <mo stretchy="false">−</mo>
              <mspace width="2em"/>
            </mrow>
            <mfrac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+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enclose notation="horizontalstrike">
                    <mrow>
                      <mi>c</mi>
                      <mrow>
                        <mo fence="true" form="prefix" stretchy="false">[</mo>
                        <mrow>
                          <mi>i</mi>
                        </mrow>
                        <mo fence="true" form="postfix" stretchy="false">]</mo>
                      </mrow>
                      <mi>v</mi>
                      <mrow>
                        <mo fence="true" form="prefix" stretchy="false">[</mo>
                        <mrow>
                          <mi>i</mi>
                        </mrow>
                        <mo fence="true" form="postfix" stretchy="false">]</mo>
                      </mrow>
                    </mrow>
                  </menclose>
                  <mo stretchy="false">+</mo>
                  <menclose notation="horizontalstrike">
                    <mrow>
                      <mi>c</mi>
                      <mrow>
                        <mo fence="true" form="prefix" stretchy="false">[</mo>
                        <mrow>
                          <mi>i</mi>
                        </mrow>
                        <mo fence="true" form="postfix" stretchy="false">]</mo>
                      </mrow>
                      <mi>v</mi>
                      <mrow>
                        <mo fence="true" form="prefix" stretchy="false">[</mo>
                        <mrow>
                          <mi>i</mi>
                        </mrow>
                        <mo fence="true" form="postfix" stretchy="false">]</mo>
                      </mrow>
                    </mrow>
                  </menclose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</mrow>
        </mtd>
      </mtr>
      <mtr>
        <mtd columnalign="left">
          <mo stretchy="false">→</mo>
        </mtd>
      </mtr>
      <mtr>
        <mtd>
          <mrow>
            <mi>y</mi>
            <mrow>
              <mspace width="2em"/>
              <mo stretchy="false">=</mo>
              <mspace width="2em"/>
            </mrow>
            <mi mathvariant="italic">ax</mi>
            <mrow>
              <mspace width="2em"/>
              <mo stretchy="false">+</mo>
              <mspace width="2em"/>
            </mrow>
            <mi>b</mi>
            <mspace width="2em"/>
            <mo stretchy="false">→</mo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frac>
              <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  <mi>x</mi>
            <mrow>
              <mspace width="2em"/>
              <mo stretchy="false">+</mo>
              <mspace width="2em"/>
            </mrow>
            <mfrac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</mrow>
        </mtd>
      </mtr>
      <mtr>
        <mtd>
          <mrow/>
        </mtd>
      </mtr>
    </mtable>
    <annotation encoding="StarMath 5.0">y = -ax + b newLine
c[i] → v[i] newLine
c[i+1] → v[i+1] newline 
newLine

(1)  ~ v[i] = -a c[i] + b newLine
(2) ~ v[i+1] = -a c[i+1] + b newLine

newLine

(1)~ – ~ (2) newLine
v[i] – v[i+1] = -a c[i] + a c[i+1] newLine
v[i] – v[i+1] = a (c[i+1] – c[i]) newLine

(3) ~ a = ~ frac { v[i] – v[i+1] } {c[i+1] – c[i]} newLine 

(3) ~ en ~ (1) newLine


v[i] ~ = ~ - frac { v[i] – v[i+1]  } { c[i+1] – c[i] }  c[i] ~ + ~ b newLine
b ~ = ~ v[i] ~ - ~ frac { v[i+1] – v[i]  } { c[i+1] – c[i] }  c[i] newLine
b ~ = ~ v[i] ~ - ~ frac { c[i]v[i+1] – c[i]v[i]  } { c[i+1] – c[i] } newLine
b ~ = ~ frac {c[i+1]v[i]-c[i]v[i]+ c[i]v[i] - c[i]v[i+1]  } { c[i+1] – c[i] } newLine
b ~ = ~ frac { c[i+1]v[i]-overstrike {c[i]v[i]} + overstrike {c[i]v[i]}  - c[i]v[i+1]  } { c[i+1] – c[i] } newLine
b ~ = ~ frac { c[i+1]v[i]-c[i]v[i+1]  } { c[i+1] – c[i] } newLine
alignl rightarrow  newLine
y ~ = ~ ax ~ + ~ b ~ rightarrow  newLine
y ~ = ~ frac { v[i] – v[i+1] } {c[i+1] – c[i]} x ~ + ~ frac { c[i+1]v[i]-c[i]v[i+1]  } { c[i+1] – c[i] } newLine
newLine



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 stretchy="false">→</mo>
            <mi mathvariant="italic">Pendiente</mi>
            <mi mathvariant="italic">Positiva</mi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i mathvariant="italic">ax</mi>
            <mrow>
              <mspace width="2em"/>
              <mo stretchy="false">+</mo>
              <mspace width="2em"/>
            </mrow>
            <mi>b</mi>
            <mspace width="2em"/>
            <mo stretchy="false">→</mo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frac>
              <mrow>
                <mi>v</mi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  <mi>x</mi>
            <mrow>
              <mspace width="2em"/>
              <mo stretchy="false">+</mo>
              <mspace width="2em"/>
            </mrow>
            <mfrac>
              <mrow>
                <mi>c</mi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</mrow>
        </mtd>
      </mtr>
      <mtr>
        <mtd>
          <mrow/>
        </mtd>
      </mtr>
      <mtr>
        <mtd columnalign="left">
          <mrow>
            <mo stretchy="false">→</mo>
            <mi mathvariant="italic">Pendiente</mi>
            <mi mathvariant="italic">Negativa</mi>
          </mrow>
        </mtd>
      </mtr>
      <mtr>
        <mtd>
          <mrow>
            <mi>y</mi>
            <mrow>
              <mspace width="2em"/>
              <mo stretchy="false">=</mo>
              <mrow>
                <mspace width="2em"/>
                <mo stretchy="false">−</mo>
                <mi mathvariant="italic">ax</mi>
              </mrow>
            </mrow>
            <mrow>
              <mspace width="2em"/>
              <mo stretchy="false">+</mo>
              <mspace width="2em"/>
            </mrow>
            <mi>b</mi>
            <mspace width="2em"/>
            <mo stretchy="false">→</mo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frac>
              <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v</mi>
                </mrow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row>
                    <mo fence="true" form="prefix" stretchy="false">[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  <mi>x</mi>
            <mrow>
              <mspace width="2em"/>
              <mo stretchy="false">+</mo>
              <mspace width="2em"/>
            </mrow>
            <mfrac>
              <mrow>
                <mi>c</mi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row>
                    <mo fence="true" form="prefix" stretchy="false">[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</mfrac>
          </mrow>
        </mtd>
      </mtr>
      <mtr>
        <mtd>
          <mrow/>
        </mtd>
      </mtr>
    </mtable>
    <annotation encoding="StarMath 5.0">alignl rightarrow  Pendiente Positiva newLine 
y ~ = ~ ax ~ + ~ b ~ rightarrow  newLine
y ~ = ~ frac { v[i-1] – v[i] } {c[i-1] – c[i]} x ~ + ~ frac { c[i-1]v[i]-c[i]v[i-1]  } { c[i-1] – c[i] } newLine
newLine
alignl rightarrow  Pendiente Negativa newLine 
y ~ = ~ -ax ~ + ~ b ~ rightarrow  newLine
y ~ = ~ frac { v[i]-v[i-1] } {c[i-1]-c[i]} x ~ + ~ frac { c[i-1]v[i]-c[i]v[i-1]  } { c[i-1]-c[i] } newLine
newLine



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o stretchy="false">→</mo>
            <mi mathvariant="italic">Pendiente</mi>
            <mi mathvariant="italic">Positiva</mi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i mathvariant="italic">ax</mi>
            <mrow>
              <mspace width="2em"/>
              <mo stretchy="false">+</mo>
              <mspace width="2em"/>
            </mrow>
            <mi>b</mi>
            <mspace width="2em"/>
            <mo stretchy="false">→</mo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frac>
              <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v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  <mi>x</mi>
            <mrow>
              <mspace width="2em"/>
              <mo stretchy="false">+</mo>
              <mspace width="2em"/>
            </mrow>
            <mfrac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–</mi>
                <mi>c</mi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</mrow>
        </mtd>
      </mtr>
      <mtr>
        <mtd>
          <mrow/>
        </mtd>
      </mtr>
      <mtr>
        <mtd columnalign="left">
          <mrow>
            <mo stretchy="false">→</mo>
            <mi mathvariant="italic">Pendiente</mi>
            <mi mathvariant="italic">Negativa</mi>
          </mrow>
        </mtd>
      </mtr>
      <mtr>
        <mtd>
          <mrow>
            <mi>y</mi>
            <mrow>
              <mspace width="2em"/>
              <mo stretchy="false">=</mo>
              <mrow>
                <mspace width="2em"/>
                <mo stretchy="false">−</mo>
                <mi mathvariant="italic">ax</mi>
              </mrow>
            </mrow>
            <mrow>
              <mspace width="2em"/>
              <mo stretchy="false">+</mo>
              <mspace width="2em"/>
            </mrow>
            <mi>b</mi>
            <mspace width="2em"/>
            <mo stretchy="false">→</mo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frac>
              <mrow>
                <mi>v</mi>
                <mrow>
                  <mrow>
                    <mo fence="true" form="prefix" stretchy="false">[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]</mo>
                  </mrow>
                  <mo stretchy="false">−</mo>
                  <mi>v</mi>
                </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  <mrow>
                <mi>c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  <mi>x</mi>
            <mrow>
              <mspace width="2em"/>
              <mo stretchy="false">+</mo>
              <mspace width="2em"/>
            </mrow>
            <mfrac>
              <mrow>
                <mi>c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i>v</mi>
                <mrow>
                  <mrow>
                    <mo fence="true" form="prefix" stretchy="false">[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  <mi>v</mi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</mrow>
              <mrow>
                <mi>c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−</mo>
                  <mi>c</mi>
                </mrow>
                <mrow>
                  <mo fence="true" form="prefix" stretchy="false">[</mo>
                  <mrow>
                    <mrow>
                      <mi>i</mi>
                      <mo stretchy="false">+</mo>
                      <mn>1</mn>
                    </mrow>
                  </mrow>
                  <mo fence="true" form="postfix" stretchy="false">]</mo>
                </mrow>
              </mrow>
            </mfrac>
          </mrow>
        </mtd>
      </mtr>
      <mtr>
        <mtd>
          <mrow/>
        </mtd>
      </mtr>
    </mtable>
    <annotation encoding="StarMath 5.0">alignl rightarrow  Pendiente Positiva newLine 
y ~ = ~ ax ~ + ~ b ~ rightarrow  newLine
y ~ = ~ frac { v[i] – v[i+1] } {c[i] – c[i+1]} x ~ + ~ frac { c[i]v[i+1]-c[i+1]v[i]  } { c[i] – c[i+1] } newLine
newLine
alignl rightarrow  Pendiente Negativa newLine 
y ~ = ~ -ax ~ + ~ b ~ rightarrow  newLine
y ~ = ~ frac { v[i+1]-v[i] } {c[i]-c[i+1]} x ~ + ~ frac { c[i]v[i+1]-c[i+1]v[i]  } { c[i]-c[i+1] } newLine
newLine




</annotation>
  </semantics>
</math>
</file>